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color="#000000" style:text-outline="false" style:font-name="Helvetica" fo:font-size="11pt" fo:letter-spacing="normal" style:text-underline-style="none" style:letter-kerning="false" style:font-size-asian="11pt"/>
    </style:style>
    <style:style style:name="P2" style:family="paragraph" style:parent-style-name="Standard">
      <style:text-properties fo:color="#000000" style:text-outline="false" style:font-name="Helvetica" fo:font-size="11pt" fo:letter-spacing="normal" style:text-underline-style="solid" style:text-underline-width="auto" style:text-underline-color="font-color" officeooo:rsid="000e8ecf" officeooo:paragraph-rsid="000e8ecf" style:letter-kerning="false" style:font-size-asian="11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officeooo:paragraph-rsid="000e8ecf"/>
    </style:style>
    <style:style style:name="P5" style:family="paragraph" style:parent-style-name="Standard">
      <style:text-properties officeooo:paragraph-rsid="000ee3b3"/>
    </style:style>
    <style:style style:name="P6" style:family="paragraph" style:parent-style-name="Standard">
      <style:text-properties officeooo:rsid="000ee3b3" officeooo:paragraph-rsid="000ee3b3"/>
    </style:style>
    <style:style style:name="P7" style:family="paragraph" style:parent-style-name="Standard">
      <style:text-properties fo:color="#000000" style:text-outline="false" style:font-name="Helvetica" fo:font-size="11pt" fo:letter-spacing="normal" style:text-underline-style="none" style:letter-kerning="false" style:font-size-asian="11pt"/>
    </style:style>
    <style:style style:name="P8" style:family="paragraph" style:parent-style-name="Standard">
      <style:text-properties fo:color="#000000" style:text-outline="false" style:font-name="Helvetica" fo:font-size="11pt" fo:letter-spacing="normal" style:text-underline-style="none" officeooo:rsid="000e8ecf" style:letter-kerning="false" style:font-size-asian="11pt"/>
    </style:style>
    <style:style style:name="P9" style:family="paragraph" style:parent-style-name="Standard">
      <style:text-properties fo:color="#000000" style:text-outline="false" style:font-name="Helvetica" fo:font-size="11pt" fo:letter-spacing="normal" style:text-underline-style="solid" style:text-underline-width="auto" style:text-underline-color="font-color" style:letter-kerning="false" style:font-size-asian="11pt"/>
    </style:style>
    <style:style style:name="P10" style:family="paragraph" style:parent-style-name="Standard">
      <style:text-properties fo:color="#000000" style:text-outline="false" style:font-name="Helvetica" fo:font-size="11pt" fo:letter-spacing="normal" style:text-underline-style="solid" style:text-underline-width="auto" style:text-underline-color="font-color" officeooo:paragraph-rsid="000ee3b3" style:letter-kerning="false" style:font-size-asian="11pt"/>
    </style:style>
    <style:style style:name="T1" style:family="text">
      <style:text-properties fo:color="#000000" style:text-outline="false" style:font-name="Helvetica" fo:font-size="11pt" fo:letter-spacing="normal" style:text-underline-style="none" style:letter-kerning="false" style:font-size-asian="11pt"/>
    </style:style>
    <style:style style:name="T2" style:family="text">
      <style:text-properties fo:color="#000000" style:text-outline="false" style:font-name="Helvetica" fo:font-size="11pt" fo:letter-spacing="normal" style:text-underline-style="none" officeooo:rsid="000e8ecf" style:letter-kerning="false" style:font-size-asian="11pt"/>
    </style:style>
    <style:style style:name="T3" style:family="text">
      <style:text-properties fo:color="#000000" style:text-outline="false" style:font-name="Helvetica" fo:font-size="11pt" fo:letter-spacing="normal" style:text-underline-style="none" officeooo:rsid="000ee3b3" style:letter-kerning="false" style:font-size-asian="11pt"/>
    </style:style>
    <style:style style:name="T4" style:family="text">
      <style:text-properties fo:color="#000000" style:text-outline="false" style:font-name="Helvetica" fo:font-size="11pt" fo:letter-spacing="normal" style:text-underline-style="none" officeooo:rsid="000f6ea7" style:letter-kerning="false" style:font-size-asian="11pt"/>
    </style:style>
    <style:style style:name="T5" style:family="text">
      <style:text-properties fo:color="#000000" style:text-outline="false" style:font-name="Helvetica" fo:font-size="11pt" fo:letter-spacing="normal" style:text-underline-style="none" officeooo:rsid="00109576" style:letter-kerning="false" style:font-size-asian="11pt"/>
    </style:style>
    <style:style style:name="T6" style:family="text">
      <style:text-properties fo:color="#000000" style:text-outline="false" style:font-name="Helvetica" fo:font-size="11pt" fo:letter-spacing="normal" style:text-underline-style="solid" style:text-underline-width="auto" style:text-underline-color="font-color" style:letter-kerning="false" style:font-size-asian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Compte rendu </text:span><text:span text:style-name="T1">REUNION DU 25/02 </text:span></text:p>
      <text:p text:style-name="P1"/>
      <text:p text:style-name="P1"/>
      <text:p text:style-name="P2">Modifications sur le livrable 1 : </text:p>
      <text:p text:style-name="P1"/>
      <text:p text:style-name="Standard"><text:span text:style-name="T2">Il faudrait f</text:span><text:span text:style-name="T1">aire une table des matières automatique </text:span><text:span text:style-name="T2">en mettant</text:span><text:span text:style-name="T1"> des numéros et des styles aux titres pour pouvoir la générer. </text:span></text:p>
      <text:p text:style-name="Standard"><text:span text:style-name="T2">L</text:span><text:span text:style-name="T1">e regroupement modulaire </text:span><text:span text:style-name="T2">ne doit arriver qu’à</text:span><text:span text:style-name="T1"> la fin </text:span><text:span text:style-name="T2">du livrable </text:span></text:p>
      <text:p text:style-name="Standard"><text:span text:style-name="T2">Il faut également p</text:span><text:span text:style-name="T1">lus expliquer la partie timer et discontinue avec un schéma explicatif : </text:span><text:span text:style-name="T2">montrer ce qu’il se passe à </text:span><text:span text:style-name="T1">instant t, à instant t + Delta t </text:span><text:span text:style-name="T2">en donnant l</text:span><text:span text:style-name="T4">a</text:span><text:span text:style-name="T2"> n</text:span><text:span text:style-name="T1">ouvelle abscisse </text:span><text:span text:style-name="T2">et</text:span><text:span text:style-name="T1"> </text:span><text:span text:style-name="T5">la </text:span><text:span text:style-name="T1">nouvelle ordonnée. </text:span><text:span text:style-name="T2">Il faut expliquer </text:span><text:span text:style-name="T1">que faire informatiquement : effacer l’ancienne balle et redessiner la nouvelle balle à son nouvel endroit. L’utilisateur aura illusion de la continuité du mouvement. </text:span></text:p>
      <text:p text:style-name="P1"/>
      <text:p text:style-name="Standard"><text:span text:style-name="T2">Au niveau des calculs, il faudrait r</text:span><text:span text:style-name="T1">ajouter la partie arrondie du haut du flipper </text:span><text:span text:style-name="T2">et les équations de la trajectoire de la balle sur cette partie.</text:span></text:p>
      <text:p text:style-name="P8"/>
      <text:p text:style-name="P4"><text:span text:style-name="T2">Au niveau de la gestion du livrable, il faut <text:s/>f</text:span><text:span text:style-name="T1">aire vivre un document : un seul rapport à modifier</text:span></text:p>
      <text:p text:style-name="Standard"><text:span text:style-name="T2">Pour cela on g</text:span><text:span text:style-name="T1">érer</text:span><text:span text:style-name="T2">a</text:span><text:span text:style-name="T1"> par GIT</text:span><text:span text:style-name="T2"> en créant </text:span><text:span text:style-name="T1">un projet sur GitLab. </text:span><text:span text:style-name="T2">Cela peut se gérer</text:span><text:span text:style-name="T1"> sur Linux. </text:span></text:p>
      <text:p text:style-name="P1"><text:s/></text:p>
      <text:p text:style-name="P9">Livrable 2 : </text:p>
      <text:p text:style-name="P8"/>
      <text:p text:style-name="Standard"><text:span text:style-name="T2">Il faut prévoir l</text:span><text:span text:style-name="T1">’architecture du système </text:span><text:span text:style-name="T2">ainsi que les e</text:span><text:span text:style-name="T1">ntête</text:span><text:span text:style-name="T2">s</text:span><text:span text:style-name="T1"> de méthodes et squelette</text:span><text:span text:style-name="T2">s</text:span><text:span text:style-name="T1"> de classe </text:span></text:p>
      <text:p text:style-name="P1">En JAVA : plutôt l’architecture et éventuellement un schéma de classe </text:p>
      <text:p text:style-name="Standard"><text:span text:style-name="T2">Il n’y aura surement qu’u</text:span><text:span text:style-name="T1">n seul package ou deux pour les scores. </text:span></text:p>
      <text:p text:style-name="Standard"><text:span text:style-name="T2">Chaque </text:span><text:span text:style-name="T1">schéma de classe </text:span><text:span text:style-name="T2">sera</text:span><text:span text:style-name="T1"> justifié. <text:s/></text:span></text:p>
      <text:p text:style-name="P1"/>
      <text:p text:style-name="P10">BONUS : </text:p>
      <text:p text:style-name="P5"><text:span text:style-name="T3">Nous pouvons rendre </text:span><text:span text:style-name="T1">Paramétrable la map </text:span></text:p>
      <text:p text:style-name="Standard"><text:span text:style-name="T3">Pour cela il faut </text:span><text:span text:style-name="T1">définir ce que une map </text:span><text:span text:style-name="T3">(</text:span><text:span text:style-name="T1">du graphique et des coordonnées d’obstacles</text:span><text:span text:style-name="T3">) </text:span><text:span text:style-name="T1"><text:s/></text:span><text:span text:style-name="T3">et d</text:span><text:span text:style-name="T1">éfinir ce qu’est un obstacle </text:span><text:span text:style-name="T3">(</text:span><text:span text:style-name="T1">un polygone</text:span><text:span text:style-name="T3">).</text:span><text:span text:style-name="T1"> </text:span><text:span text:style-name="T3">Pour un c</text:span><text:span text:style-name="T1">hampignon </text:span><text:span text:style-name="T3">il faudra </text:span><text:span text:style-name="T1">remplacer par un hexagone ou un octogone. </text:span><text:span text:style-name="T3">Le but est d’utiliser l’</text:span><text:span text:style-name="T1">approximation par des polygones. </text:span></text:p>
      <text:p text:style-name="P1"/>
      <text:p text:style-name="Standard"><text:span text:style-name="T1">On aura dans notre univers une liste de polygones qui viennent de la map : a chaque tour, </text:span><text:span text:style-name="T3">il faut </text:span><text:span text:style-name="T1"><text:s/>regarder si il y a collision avec une des arêtes de tous les polygones. Si </text:span><text:span text:style-name="T3">il y a </text:span><text:span text:style-name="T1">beaucoup de polygones, c’est couteux donc </text:span><text:span text:style-name="T3">il faut </text:span><text:span text:style-name="T1">réfléchir a un système d’optimisation de la détection de collision </text:span><text:span text:style-name="T3">(</text:span><text:span text:style-name="T1">connaître la notion de proximité</text:span><text:span text:style-name="T3">)</text:span><text:span text:style-name="T1">. </text:span></text:p>
      <text:p text:style-name="P1"/>
      <text:p text:style-name="Standard"><text:span text:style-name="T1">La parametrisation de la map </text:span><text:span text:style-name="T3">en </text:span><text:span text:style-name="T1">sera donc moins compliquée. </text:span></text:p>
      <text:p text:style-name="P1"/>
      <text:p text:style-name="P1"/>
      <text:p text:style-name="P6"><text:span text:style-name="T6">Pour la prochaine fois :</text:span><text:span text:style-name="T1"> </text:span></text:p>
      <text:p text:style-name="P1"/>
      <text:p text:style-name="P1">Modélisation de map et détection de collision dans le livrable 2. </text:p>
      <text:p text:style-name="P1">Tenir au courant pour GIT </text:p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3-08T12:10:03.728718000</meta:creation-date>
    <dc:date>2020-03-09T14:11:59.384869000</dc:date>
    <meta:editing-duration>P1DT1H51M15S</meta:editing-duration>
    <meta:editing-cycles>3</meta:editing-cycles>
    <meta:generator>LibreOffice/6.4.0.3$MacOSX_X86_64 LibreOffice_project/b0a288ab3d2d4774cb44b62f04d5d28733ac6df8</meta:generator>
    <meta:document-statistic meta:table-count="0" meta:image-count="0" meta:object-count="0" meta:page-count="1" meta:paragraph-count="22" meta:word-count="362" meta:character-count="2097" meta:non-whitespace-character-count="1732"/>
  </office:meta>
</office:document-meta>
</file>